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0.996cm" fo:margin-left="3.503cm" table:align="left"/>
    </style:style>
    <style:style style:name="Tableau1.A" style:family="table-column">
      <style:table-column-properties style:column-width="4.895cm"/>
    </style:style>
    <style:style style:name="Tableau1.B" style:family="table-column">
      <style:table-column-properties style:column-width="6.101cm"/>
    </style:style>
    <style:style style:name="Tableau2" style:family="table">
      <style:table-properties style:width="10.901cm" fo:margin-left="3.609cm" table:align="left"/>
    </style:style>
    <style:style style:name="Tableau2.A" style:family="table-column">
      <style:table-column-properties style:column-width="4.895cm"/>
    </style:style>
    <style:style style:name="Tableau2.B" style:family="table-column">
      <style:table-column-properties style:column-width="6.006cm"/>
    </style:style>
    <style:style style:name="P1" style:family="paragraph" style:parent-style-name="Standard">
      <style:text-properties officeooo:rsid="000edb12" officeooo:paragraph-rsid="000edb12"/>
    </style:style>
    <style:style style:name="P2" style:family="paragraph" style:parent-style-name="Standard">
      <style:text-properties officeooo:rsid="00102ab2" officeooo:paragraph-rsid="00102ab2"/>
    </style:style>
    <style:style style:name="P3" style:family="paragraph" style:parent-style-name="Standard">
      <style:paragraph-properties fo:text-align="center" style:justify-single-word="false"/>
      <style:text-properties officeooo:rsid="0012193c" officeooo:paragraph-rsid="0012193c"/>
    </style:style>
    <style:style style:name="P4" style:family="paragraph" style:parent-style-name="Standard">
      <style:paragraph-properties fo:text-align="start" style:justify-single-word="false"/>
      <style:text-properties officeooo:rsid="0012193c" officeooo:paragraph-rsid="0012193c"/>
    </style:style>
    <style:style style:name="P5" style:family="paragraph" style:parent-style-name="Standard">
      <style:paragraph-properties fo:text-align="start" style:justify-single-word="false"/>
      <style:text-properties officeooo:rsid="00134a2b" officeooo:paragraph-rsid="00134a2b"/>
    </style:style>
    <style:style style:name="P6" style:family="paragraph" style:parent-style-name="Standard">
      <style:paragraph-properties fo:text-align="start" style:justify-single-word="false"/>
      <style:text-properties officeooo:rsid="00134a2b" officeooo:paragraph-rsid="0014ce54"/>
    </style:style>
    <style:style style:name="P7" style:family="paragraph" style:parent-style-name="Standard">
      <style:paragraph-properties fo:text-align="start" style:justify-single-word="false"/>
      <style:text-properties officeooo:rsid="0013616d" officeooo:paragraph-rsid="0013616d"/>
    </style:style>
    <style:style style:name="P8" style:family="paragraph" style:parent-style-name="Standard">
      <style:paragraph-properties fo:text-align="start" style:justify-single-word="false"/>
      <style:text-properties fo:font-style="italic" officeooo:rsid="0014ce54" officeooo:paragraph-rsid="0014ce54" style:font-style-asian="italic" style:font-style-complex="italic"/>
    </style:style>
    <style:style style:name="P9" style:family="paragraph" style:parent-style-name="Standard">
      <style:paragraph-properties fo:text-align="center" style:justify-single-word="false"/>
      <style:text-properties fo:font-style="italic" officeooo:rsid="0014ce54" officeooo:paragraph-rsid="0014ce54" style:font-style-asian="italic" style:font-style-complex="italic"/>
    </style:style>
    <style:style style:name="P10" style:family="paragraph" style:parent-style-name="Standard">
      <style:paragraph-properties fo:text-align="start" style:justify-single-word="false"/>
      <style:text-properties fo:font-style="italic" officeooo:rsid="001520c7" officeooo:paragraph-rsid="001520c7" style:font-style-asian="italic" style:font-style-complex="italic"/>
    </style:style>
    <style:style style:name="P11" style:family="paragraph" style:parent-style-name="Standard">
      <style:paragraph-properties fo:text-align="start" style:justify-single-word="false"/>
      <style:text-properties fo:font-style="italic" officeooo:rsid="001520c7" officeooo:paragraph-rsid="00255fe9" style:font-style-asian="italic" style:font-style-complex="italic"/>
    </style:style>
    <style:style style:name="P12" style:family="paragraph" style:parent-style-name="Standard">
      <style:paragraph-properties fo:text-align="start" style:justify-single-word="false"/>
      <style:text-properties fo:font-style="italic" officeooo:rsid="001520c7" officeooo:paragraph-rsid="0025a3aa" style:font-style-asian="italic" style:font-style-complex="italic"/>
    </style:style>
    <style:style style:name="P13" style:family="paragraph" style:parent-style-name="Standard">
      <style:paragraph-properties fo:text-align="start" style:justify-single-word="false"/>
      <style:text-properties fo:font-style="italic" officeooo:rsid="0013616d" officeooo:paragraph-rsid="0013616d" style:font-style-asian="italic" style:font-style-complex="italic"/>
    </style:style>
    <style:style style:name="P14" style:family="paragraph" style:parent-style-name="Standard">
      <style:paragraph-properties fo:text-align="start" style:justify-single-word="false"/>
      <style:text-properties fo:font-style="italic" officeooo:rsid="0028fe96" officeooo:paragraph-rsid="0028fe96" style:font-style-asian="italic" style:font-style-complex="italic"/>
    </style:style>
    <style:style style:name="P15" style:family="paragraph" style:parent-style-name="Standard">
      <style:paragraph-properties fo:text-align="start" style:justify-single-word="false"/>
      <style:text-properties fo:font-style="italic" officeooo:rsid="002ac5bd" officeooo:paragraph-rsid="002ac5bd" style:font-style-asian="italic" style:font-style-complex="italic"/>
    </style:style>
    <style:style style:name="P16" style:family="paragraph" style:parent-style-name="Standard">
      <style:paragraph-properties fo:text-align="start" style:justify-single-word="false"/>
      <style:text-properties fo:font-style="italic" fo:font-weight="normal" officeooo:rsid="001ba9a6" officeooo:paragraph-rsid="001ba9a6"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tyle="italic" fo:font-weight="normal" officeooo:rsid="001da482" officeooo:paragraph-rsid="001da482"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font-style="normal" officeooo:rsid="001520c7" officeooo:paragraph-rsid="0014ce54" style:font-style-asian="normal" style:font-style-complex="normal"/>
    </style:style>
    <style:style style:name="P19" style:family="paragraph" style:parent-style-name="Standard">
      <style:paragraph-properties fo:text-align="start" style:justify-single-word="false"/>
      <style:text-properties fo:font-style="normal" officeooo:rsid="001520c7" officeooo:paragraph-rsid="001520c7" style:font-style-asian="normal" style:font-style-complex="normal"/>
    </style:style>
    <style:style style:name="P20" style:family="paragraph" style:parent-style-name="Standard">
      <style:paragraph-properties fo:text-align="start" style:justify-single-word="false"/>
      <style:text-properties fo:font-style="normal" officeooo:rsid="001fafe7" officeooo:paragraph-rsid="001fafe7" style:font-style-asian="normal" style:font-style-complex="normal"/>
    </style:style>
    <style:style style:name="P21" style:family="paragraph" style:parent-style-name="Standard">
      <style:paragraph-properties fo:text-align="start" style:justify-single-word="false"/>
      <style:text-properties fo:font-style="normal" officeooo:rsid="00216b01" officeooo:paragraph-rsid="00216b01" style:font-style-asian="normal" style:font-style-complex="normal"/>
    </style:style>
    <style:style style:name="P22" style:family="paragraph" style:parent-style-name="Standard">
      <style:paragraph-properties fo:text-align="start" style:justify-single-word="false"/>
      <style:text-properties fo:font-style="normal" officeooo:rsid="0028fe96" officeooo:paragraph-rsid="0028fe96" style:font-style-asian="normal" style:font-style-complex="normal"/>
    </style:style>
    <style:style style:name="P23" style:family="paragraph" style:parent-style-name="Standard">
      <style:paragraph-properties fo:text-align="start" style:justify-single-word="false"/>
      <style:text-properties fo:font-style="normal" fo:font-weight="normal" officeooo:rsid="0025a3aa" officeooo:paragraph-rsid="0025a3aa" style:font-style-asian="normal" style:font-weight-asian="normal" style:font-style-complex="normal" style:font-weight-complex="normal"/>
    </style:style>
    <style:style style:name="P24" style:family="paragraph" style:parent-style-name="Table_20_Contents">
      <style:paragraph-properties fo:text-align="center" style:justify-single-word="false"/>
      <style:text-properties officeooo:rsid="001ec6a3" officeooo:paragraph-rsid="001ec6a3"/>
    </style:style>
    <style:style style:name="P25" style:family="paragraph" style:parent-style-name="Table_20_Contents">
      <style:paragraph-properties fo:text-align="center" style:justify-single-word="false"/>
      <style:text-properties officeooo:rsid="001f30d6" officeooo:paragraph-rsid="001f30d6"/>
    </style:style>
    <style:style style:name="P26" style:family="paragraph" style:parent-style-name="Standard">
      <style:paragraph-properties fo:text-align="start" style:justify-single-word="false"/>
      <style:text-properties fo:font-style="normal" officeooo:rsid="001ba9a6" officeooo:paragraph-rsid="0014ce54" style:font-style-asian="normal" style:font-style-complex="normal"/>
    </style:style>
    <style:style style:name="P27" style:family="paragraph" style:parent-style-name="Standard">
      <style:paragraph-properties fo:text-align="start" style:justify-single-word="false"/>
      <style:text-properties fo:font-style="normal" officeooo:rsid="0028fe96" officeooo:paragraph-rsid="001520c7" style:font-style-asian="normal" style:font-style-complex="normal"/>
    </style:style>
    <style:style style:name="P28" style:family="paragraph" style:parent-style-name="Standard">
      <style:paragraph-properties fo:text-align="start" style:justify-single-word="false"/>
      <style:text-properties fo:font-style="normal" officeooo:rsid="0028fe96" officeooo:paragraph-rsid="0028fe96" style:font-style-asian="normal" style:font-style-complex="normal"/>
    </style:style>
    <style:style style:name="P29" style:family="paragraph" style:parent-style-name="Standard">
      <style:paragraph-properties fo:text-align="start" style:justify-single-word="false"/>
      <style:text-properties fo:font-style="normal" officeooo:rsid="002ac5bd" officeooo:paragraph-rsid="002ac5bd" style:font-style-asian="normal" style:font-style-complex="normal"/>
    </style:style>
    <style:style style:name="P30" style:family="paragraph" style:parent-style-name="Standard">
      <style:paragraph-properties fo:text-align="start" style:justify-single-word="false"/>
      <style:text-properties fo:font-style="normal" officeooo:rsid="00370c2a" officeooo:paragraph-rsid="00370c2a" style:font-style-asian="normal" style:font-style-complex="normal"/>
    </style:style>
    <style:style style:name="P31" style:family="paragraph" style:parent-style-name="Standard">
      <style:paragraph-properties fo:text-align="start" style:justify-single-word="false"/>
      <style:text-properties fo:font-style="normal" officeooo:rsid="002f885d" officeooo:paragraph-rsid="002f885d" style:font-style-asian="normal" style:font-style-complex="normal"/>
    </style:style>
    <style:style style:name="P32" style:family="paragraph" style:parent-style-name="Standard">
      <style:paragraph-properties fo:text-align="start" style:justify-single-word="false"/>
      <style:text-properties fo:font-style="normal" officeooo:rsid="00383597" officeooo:paragraph-rsid="00383597" style:font-style-asian="normal" style:font-style-complex="normal"/>
    </style:style>
    <style:style style:name="P33" style:family="paragraph" style:parent-style-name="Standard">
      <style:paragraph-properties fo:text-align="start" style:justify-single-word="false"/>
      <style:text-properties fo:font-style="normal" officeooo:rsid="0038e3b3" officeooo:paragraph-rsid="0038e3b3" style:font-style-asian="normal" style:font-style-complex="normal"/>
    </style:style>
    <style:style style:name="P34" style:family="paragraph" style:parent-style-name="Standard">
      <style:paragraph-properties fo:text-align="start" style:justify-single-word="false"/>
      <style:text-properties fo:font-style="normal" officeooo:rsid="0039a1aa" officeooo:paragraph-rsid="0039a1aa" style:font-style-asian="normal" style:font-style-complex="normal"/>
    </style:style>
    <style:style style:name="P35" style:family="paragraph" style:parent-style-name="Standard">
      <style:paragraph-properties fo:text-align="start" style:justify-single-word="false"/>
      <style:text-properties fo:font-style="normal" officeooo:rsid="003af9db" officeooo:paragraph-rsid="003af9db" style:font-style-asian="normal" style:font-style-complex="normal"/>
    </style:style>
    <style:style style:name="P36" style:family="paragraph" style:parent-style-name="Standard">
      <style:paragraph-properties fo:text-align="start" style:justify-single-word="false"/>
      <style:text-properties fo:font-style="normal" officeooo:rsid="003cc2dc" officeooo:paragraph-rsid="003cc2dc" style:font-style-asian="normal" style:font-style-complex="normal"/>
    </style:style>
    <style:style style:name="P37" style:family="paragraph" style:parent-style-name="Standard">
      <style:paragraph-properties fo:text-align="start" style:justify-single-word="false"/>
      <style:text-properties fo:font-style="normal" fo:font-weight="normal" officeooo:rsid="00255fe9" officeooo:paragraph-rsid="00255fe9"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25a3aa" officeooo:paragraph-rsid="0025a3aa"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2ac5bd" officeooo:paragraph-rsid="002ac5bd"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2b5f07" officeooo:paragraph-rsid="002b5f07" style:font-style-asian="normal" style:font-weight-asian="normal" style:font-style-complex="normal" style:font-weight-complex="normal"/>
    </style:style>
    <style:style style:name="P41" style:family="paragraph" style:parent-style-name="Standard">
      <style:text-properties officeooo:rsid="000edb12" officeooo:paragraph-rsid="000edb12"/>
    </style:style>
    <style:style style:name="P42" style:family="paragraph" style:parent-style-name="Standard">
      <style:paragraph-properties fo:text-align="center" style:justify-single-word="false"/>
      <style:text-properties officeooo:rsid="000edb12" officeooo:paragraph-rsid="000edb12"/>
    </style:style>
    <style:style style:name="P43" style:family="paragraph" style:parent-style-name="Standard">
      <style:text-properties officeooo:rsid="00102ab2" officeooo:paragraph-rsid="000edb12"/>
    </style:style>
    <style:style style:name="P44" style:family="paragraph" style:parent-style-name="Standard">
      <style:text-properties officeooo:rsid="00102ab2" officeooo:paragraph-rsid="00102ab2"/>
    </style:style>
    <style:style style:name="P45" style:family="paragraph" style:parent-style-name="Standard" style:list-style-name="L1">
      <style:paragraph-properties fo:text-align="start" style:justify-single-word="false"/>
      <style:text-properties officeooo:paragraph-rsid="003af9db"/>
    </style:style>
    <style:style style:name="P46" style:family="paragraph" style:parent-style-name="Standard" style:list-style-name="L1">
      <style:paragraph-properties fo:text-align="start" style:justify-single-word="false"/>
      <style:text-properties officeooo:paragraph-rsid="003cc2dc"/>
    </style:style>
    <style:style style:name="P47" style:family="paragraph" style:parent-style-name="Standard" style:list-style-name="L1">
      <style:paragraph-properties fo:text-align="start" style:justify-single-word="false"/>
      <style:text-properties officeooo:paragraph-rsid="003dc0d6"/>
    </style:style>
    <style:style style:name="P48" style:family="paragraph" style:parent-style-name="Standard">
      <style:paragraph-properties fo:text-align="start" style:justify-single-word="false"/>
      <style:text-properties officeooo:paragraph-rsid="003dc0d6"/>
    </style:style>
    <style:style style:name="P49" style:family="paragraph" style:parent-style-name="Standard">
      <style:paragraph-properties fo:text-align="start" style:justify-single-word="false"/>
      <style:text-properties fo:font-style="italic" officeooo:rsid="001520c7" officeooo:paragraph-rsid="001520c7" style:font-style-asian="italic" style:font-style-complex="italic"/>
    </style:style>
    <style:style style:name="P50" style:family="paragraph" style:parent-style-name="Standard">
      <style:paragraph-properties fo:text-align="start" style:justify-single-word="false"/>
      <style:text-properties officeooo:rsid="003dc0d6" officeooo:paragraph-rsid="003dc0d6"/>
    </style:style>
    <style:style style:name="P51" style:family="paragraph" style:parent-style-name="Standard">
      <style:paragraph-properties fo:text-align="center" style:justify-single-word="false"/>
      <style:text-properties officeooo:rsid="003e1b8a" officeooo:paragraph-rsid="003e1b8a"/>
    </style:style>
    <style:style style:name="P52" style:family="paragraph" style:parent-style-name="Standard">
      <style:paragraph-properties fo:text-align="center" style:justify-single-word="false"/>
      <style:text-properties officeooo:rsid="00400d67" officeooo:paragraph-rsid="00400d67"/>
    </style:style>
    <style:style style:name="P53" style:family="paragraph" style:parent-style-name="Standard">
      <style:paragraph-properties fo:text-align="start" style:justify-single-word="false"/>
      <style:text-properties officeooo:rsid="00438da0" officeooo:paragraph-rsid="00438da0"/>
    </style:style>
    <style:style style:name="T1" style:family="text">
      <style:text-properties officeooo:rsid="0013616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13616d" style:font-weight-asian="bold" style:font-weight-complex="bold"/>
    </style:style>
    <style:style style:name="T5" style:family="text">
      <style:text-properties fo:font-weight="bold" officeooo:rsid="0014ce54" style:font-weight-asian="bold" style:font-weight-complex="bold"/>
    </style:style>
    <style:style style:name="T6" style:family="text">
      <style:text-properties fo:font-weight="bold" officeooo:rsid="00222d9a"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3616d" style:font-weight-asian="normal" style:font-weight-complex="normal"/>
    </style:style>
    <style:style style:name="T9" style:family="text">
      <style:text-properties fo:font-weight="normal" officeooo:rsid="0014ce54" style:font-weight-asian="normal" style:font-weight-complex="normal"/>
    </style:style>
    <style:style style:name="T10" style:family="text">
      <style:text-properties fo:font-weight="normal" officeooo:rsid="0021fce5" style:font-weight-asian="normal" style:font-weight-complex="normal"/>
    </style:style>
    <style:style style:name="T11" style:family="text">
      <style:text-properties fo:font-weight="normal" officeooo:rsid="00222d9a" style:font-weight-asian="normal" style:font-weight-complex="normal"/>
    </style:style>
    <style:style style:name="T12" style:family="text">
      <style:text-properties officeooo:rsid="0014ce54"/>
    </style:style>
    <style:style style:name="T13" style:family="text">
      <style:text-properties fo:font-style="normal" style:font-style-asian="normal" style:font-style-complex="normal"/>
    </style:style>
    <style:style style:name="T14" style:family="text">
      <style:text-properties fo:font-style="normal" officeooo:rsid="001ba9a6" style:font-style-asian="normal" style:font-style-complex="normal"/>
    </style:style>
    <style:style style:name="T15" style:family="text">
      <style:text-properties fo:font-style="normal" officeooo:rsid="001da482" style:font-style-asian="normal" style:font-style-complex="normal"/>
    </style:style>
    <style:style style:name="T16" style:family="text">
      <style:text-properties fo:font-style="normal" officeooo:rsid="001ec6a3" style:font-style-asian="normal" style:font-style-complex="normal"/>
    </style:style>
    <style:style style:name="T17" style:family="text">
      <style:text-properties fo:font-style="normal" officeooo:rsid="00242c0f" style:font-style-asian="normal" style:font-style-complex="normal"/>
    </style:style>
    <style:style style:name="T18" style:family="text">
      <style:text-properties fo:font-style="normal" officeooo:rsid="00255fe9" style:font-style-asian="normal" style:font-style-complex="normal"/>
    </style:style>
    <style:style style:name="T19" style:family="text">
      <style:text-properties fo:font-style="normal" officeooo:rsid="002768a8" style:font-style-asian="normal" style:font-style-complex="normal"/>
    </style:style>
    <style:style style:name="T20" style:family="text">
      <style:text-properties fo:font-style="normal" officeooo:rsid="0028fe96" style:font-style-asian="normal" style:font-style-complex="normal"/>
    </style:style>
    <style:style style:name="T21" style:family="text">
      <style:text-properties fo:font-style="normal" officeooo:rsid="003af9db" style:font-style-asian="normal" style:font-style-complex="normal"/>
    </style:style>
    <style:style style:name="T22" style:family="text">
      <style:text-properties fo:font-style="normal" officeooo:rsid="003cc2dc" style:font-style-asian="normal" style:font-style-complex="normal"/>
    </style:style>
    <style:style style:name="T23" style:family="text">
      <style:text-properties fo:font-style="normal" officeooo:rsid="003dc0d6" style:font-style-asian="normal" style:font-style-complex="normal"/>
    </style:style>
    <style:style style:name="T24" style:family="text">
      <style:text-properties fo:font-style="normal" officeooo:rsid="0041ed99" style:font-style-asian="normal" style:font-style-complex="normal"/>
    </style:style>
    <style:style style:name="T25" style:family="text">
      <style:text-properties fo:font-style="normal" officeooo:rsid="00438da0"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officeooo:rsid="001da482" style:font-style-asian="normal" style:font-weight-asian="bold" style:font-style-complex="normal" style:font-weight-complex="bold"/>
    </style:style>
    <style:style style:name="T28" style:family="text">
      <style:text-properties fo:font-style="normal" fo:font-weight="bold" officeooo:rsid="00255fe9"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255fe9" style:font-style-asian="normal" style:font-weight-asian="normal" style:font-style-complex="normal" style:font-weight-complex="normal"/>
    </style:style>
    <style:style style:name="T31" style:family="text">
      <style:text-properties fo:font-style="normal" fo:font-weight="normal" officeooo:rsid="0025a3aa" style:font-style-asian="normal" style:font-weight-asian="normal" style:font-style-complex="normal" style:font-weight-complex="normal"/>
    </style:style>
    <style:style style:name="T32" style:family="text">
      <style:text-properties officeooo:rsid="001ba9a6"/>
    </style:style>
    <style:style style:name="T33" style:family="text">
      <style:text-properties officeooo:rsid="001f30d6"/>
    </style:style>
    <style:style style:name="T34" style:family="text">
      <style:text-properties officeooo:rsid="00216b01"/>
    </style:style>
    <style:style style:name="T35" style:family="text">
      <style:text-properties officeooo:rsid="0028fe96"/>
    </style:style>
    <style:style style:name="T36" style:family="text">
      <style:text-properties style:text-position="0% 100%" fo:font-style="normal" fo:font-weight="bold" style:font-style-asian="normal" style:font-weight-asian="bold" style:font-style-complex="normal" style:font-weight-complex="bold"/>
    </style:style>
    <style:style style:name="T37" style:family="text">
      <style:text-properties style:text-position="0% 100%" fo:font-style="normal" fo:font-weight="normal" style:font-style-asian="normal" style:font-weight-asian="normal" style:font-style-complex="normal" style:font-weight-complex="normal"/>
    </style:style>
    <style:style style:name="T38" style:family="text">
      <style:text-properties officeooo:rsid="002b5f07"/>
    </style:style>
    <style:style style:name="T39" style:family="text">
      <style:text-properties officeooo:rsid="00313a12"/>
    </style:style>
    <style:style style:name="T40" style:family="text">
      <style:text-properties officeooo:rsid="00372537"/>
    </style:style>
    <style:style style:name="T41" style:family="text">
      <style:text-properties officeooo:rsid="0038e3b3"/>
    </style:style>
    <style:style style:name="T42" style:family="text">
      <style:text-properties officeooo:rsid="0039a1aa"/>
    </style:style>
    <style:style style:name="T43" style:family="text">
      <style:text-properties officeooo:rsid="003e1b8a"/>
    </style:style>
    <style:style style:name="T44" style:family="text">
      <style:text-properties officeooo:rsid="00400d67"/>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p>
      <text:p text:style-name="P1"/>
      <text:p text:style-name="P1"/>
      <text:p text:style-name="P1"/>
      <text:p text:style-name="P1"/>
      <text:p text:style-name="P1"/>
      <text:p text:style-name="P1"/>
      <text:p text:style-name="P1"/>
      <text:p text:style-name="P1"/>
      <text:p text:style-name="P1"/>
      <text:p text:style-name="P1"/>
      <text:p text:style-name="P42"><text:tab/><text:span text:style-name="T43">2.Fonctionnement et adressage de IPV4</text:span></text:p>
      <text:p text:style-name="P42"/>
      <text:p text:style-name="P51">2.1 Notion de Net-ID &amp; Host-ID</text:p>
      <text:p text:style-name="P51"/>
      <text:p text:style-name="P42"><text:span text:style-name="T43">2.2 M</text:span>asque <text:span text:style-name="T43">de réseau</text:span> <text:span text:style-name="T43">(NETmask)</text:span></text:p>
      <text:p text:style-name="P52">2.2.1 Format du masque</text:p>
      <text:p text:style-name="P52">2.2.2 Calcul de l’adresse réseau &amp; numéro de l’hôte</text:p>
      <text:p text:style-name="P52">2.2.3 Notation CIDR</text:p>
      <text:p text:style-name="P52"/>
      <text:p text:style-name="P51">2.3 Adresse non utiliser</text:p>
      <text:p text:style-name="P51"/>
      <text:p text:style-name="P42"><text:span text:style-name="T43">2.4 Type de réseau (IP public &amp; IP private)</text:span></text:p>
      <text:p text:style-name="P42"/>
      <text:p text:style-name="P42"><text:tab/><text:span text:style-name="T43">2.5 Les c</text:span>lasses <text:span text:style-name="T44">d’adresses</text:span></text:p>
      <text:p text:style-name="P42"/>
      <text:p text:style-name="P43"/>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text:span text:style-name="T12">2. Fonctionnement &amp; Adressage de</text:span> IPV4</text:p>
      <text:p text:style-name="P3"/>
      <text:p text:style-name="P4"/>
      <text:p text:style-name="P5">une adresse ip est un nombre de 32 bits codé sur 4 octets dont 1 octet égal à 8 bits séparés par un point. Souvent cette adresse est écrite avec des valeurs décimales.</text:p>
      <text:p text:style-name="P6">Il est aussi possible de la saisir sous forme binaire quand c’est indispensable. <text:span text:style-name="T12">Chaque nombre étant compris entre </text:span><text:span text:style-name="T5">0 et 255</text:span><text:span text:style-name="T9">. ou en binaire entre </text:span><text:span text:style-name="T5">00000000 </text:span><text:span text:style-name="T9">et </text:span><text:span text:style-name="T5">11111111</text:span><text:span text:style-name="T9">.</text:span></text:p>
      <text:p text:style-name="P6"><text:span text:style-name="T1">Pour un réseau informatique, cette adresse ip est un identifiant unique attribué à chaque interface avec le réseau ip et associé à une machine. Cette adresse est </text:span><text:span text:style-name="T4">unicast </text:span><text:span text:style-name="T8">utiliser comme adresse soucre ou de destination. </text:span><text:span text:style-name="T10">Il faudrait aussi préciser que </text:span><text:span text:style-name="T11">le protocole IPV4 permet aussi l’utilisation des adresses </text:span><text:span text:style-name="T6">multicast et broadcast </text:span><text:span text:style-name="T11">en dehors des adresses </text:span><text:span text:style-name="T6">unicast</text:span><text:span text:style-name="T11">.</text:span></text:p>
      <text:p text:style-name="P5"/>
      <text:p text:style-name="P5"/>
      <text:p text:style-name="P7">Exemple : adresse à valeur décimale : 212.217.0.1 =&gt; correspond sous sa forme binaire à :</text:p>
      <text:p text:style-name="P7"><text:tab/><text:tab/><text:tab/><text:span text:style-name="T2">11010100.11011001.00000000.00000001</text:span></text:p>
      <text:p text:style-name="P13"/>
      <text:p text:style-name="P13"/>
      <text:p text:style-name="P8">2.1 Notion de netid &amp; hostid</text:p>
      <text:p text:style-name="P8"/>
      <text:p text:style-name="P8"><text:span text:style-name="T32">U</text:span><text:span text:style-name="T14">ne adresse ipv4 est la composition de deux partie distinctes :</text:span></text:p>
      <text:p text:style-name="P26"/>
      <text:p text:style-name="P16"><text:span text:style-name="T13"><text:tab/>une première partie de l’adresse qui identifie le réseau</text:span><text:span text:style-name="T15"> communément appeler </text:span><text:span text:style-name="T27">netid , </text:span><text:span text:style-name="T15">elle est la partie gauche de l’adresse et designe le réseau auquel appartient les ordinateurs (hôte).</text:span></text:p>
      <text:p text:style-name="P17"><text:span text:style-name="T13"><text:tab/>Une seconde partie de l’adresse qui identifie le numéro de l’hôte appeler host-ID, elle est la partie droite de l’adresse et désigne l’ensemble des hôtes </text:span><text:span text:style-name="T16">du réseau.</text:span></text:p>
      <text:p text:style-name="P9"/>
      <text:p text:style-name="P9"><text:span text:style-name="T33">&lt;-----------------------4 octects-----</text:span>-------------------------------<text:span text:style-name="T33">&gt;</text:span></text:p>
      <table:table table:name="Tableau1" table:style-name="Tableau1">
        <table:table-column table:style-name="Tableau1.A"/>
        <table:table-column table:style-name="Tableau1.B"/>
        <table:table-row>
          <table:table-cell office:value-type="string">
            <text:p text:style-name="P24">Net ID</text:p>
          </table:table-cell>
          <table:table-cell office:value-type="string">
            <text:p text:style-name="P24">Host ID</text:p>
          </table:table-cell>
        </table:table-row>
      </table:table>
      <text:p text:style-name="P8"/>
      <table:table table:name="Tableau2" table:style-name="Tableau2">
        <table:table-column table:style-name="Tableau2.A"/>
        <table:table-column table:style-name="Tableau2.B"/>
        <table:table-row>
          <table:table-cell office:value-type="string">
            <text:p text:style-name="P25">Identifiant réseau </text:p>
          </table:table-cell>
          <table:table-cell office:value-type="string">
            <text:p text:style-name="P25">Identifiant de l’hôte</text:p>
          </table:table-cell>
        </table:table-row>
      </table:table>
      <text:p text:style-name="P8"/>
      <text:p text:style-name="P20">Pour connaître la limite entre netID et hostID, il faudrait connaître d’abord le masque du réseau que nous introduirons la suite.</text:p>
      <text:p text:style-name="P8"/>
      <text:p text:style-name="P8"><text:span text:style-name="T3">Remarque :</text:span> </text:p>
      <text:p text:style-name="P20"><text:tab/>on distingue alors deux situations <text:span text:style-name="T34">qui peuvent être soit des échanges directes ou indirectes.</text:span></text:p>
      <text:p text:style-name="P21">Les différentes matériels communiquent entre eux dans la mesure qu’ils soient tous sur le même réseau IP(netid). Et peuvent être reliée physqiuement.</text:p>
      <text:p text:style-name="P21">Et en deuxième cas l’échange indirect ou les matériels ne sont pas sur le même réseau, passage obligatoire à travers un routeur pour réaliser une communication externe. <text:s text:c="2"/></text:p>
      <text:p text:style-name="P18"/>
      <text:p text:style-name="P18"/>
      <text:p text:style-name="P10">2.2 Masque de réseau</text:p>
      <text:p text:style-name="P10"/>
      <text:p text:style-name="P10"><text:tab/><text:span text:style-name="T18">appeler aussi </text:span><text:span text:style-name="T28">NETMASK, </text:span><text:span text:style-name="T30">i</text:span><text:span text:style-name="T17">l permet la séparation des parties réseaux et hôtes,</text:span></text:p>
      <text:p text:style-name="P10">….</text:p>
      <text:p text:style-name="P10">…</text:p>
      <text:p text:style-name="P10">…</text:p>
      <text:p text:style-name="P10">…</text:p>
      <text:p text:style-name="P10">…</text:p>
      <text:p text:style-name="P10">….</text:p>
      <text:p text:style-name="P10"><text:soft-page-break/>….</text:p>
      <text:p text:style-name="P10"/>
      <text:p text:style-name="P10"/>
      <text:p text:style-name="P10">2.2.1 <text:s/>Format du masque</text:p>
      <text:p text:style-name="P10"/>
      <text:p text:style-name="P11"><text:tab/><text:span text:style-name="T30">il est composée de 32 bits alors même taille qu’un adresse IPV4, dans le masque ont place les bits à « 1 » de manière </text:span><text:span text:style-name="T28">contigus </text:span><text:span text:style-name="T30">et les bits à « 0 » à droite.</text:span></text:p>
      <text:p text:style-name="P37"/>
      <text:p text:style-name="P12"><text:span text:style-name="T30">Exemples : <text:tab/></text:span><text:span text:style-name="T31">11111111.00000000.00000000.00000000<text:tab/>=<text:tab/>255.0.0.0</text:span></text:p>
      <text:p text:style-name="P23"/>
      <text:p text:style-name="P23"><text:tab/><text:tab/>11111111.11111111.11111111.00000000<text:tab/>=<text:tab/>255.255.255.0</text:p>
      <text:p text:style-name="P23"><text:tab/></text:p>
      <text:p text:style-name="P12"><text:span text:style-name="T31"><text:tab/><text:tab/>11110000.00000000.00000000.00000000<text:tab/>=<text:tab/>240.0.0.0</text:span><text:span text:style-name="T30"> </text:span></text:p>
      <text:p text:style-name="P10"/>
      <text:p text:style-name="P23">Exemple invalide :<text:tab/>11111111.01111111.00000000.00000000</text:p>
      <text:p text:style-name="P10"/>
      <text:p text:style-name="P10"/>
      <text:p text:style-name="P10">2.2.2 Calcul de l’adresse réseau <text:span text:style-name="T35">et numéro de l’hôte</text:span></text:p>
      <text:p text:style-name="P10"/>
      <text:p text:style-name="P10"><text:tab/><text:span text:style-name="T19">Pour le calcul d’un adresse réseau on effectue un « ET » logique bit à bit entre le masque de réseau et l’adresse IP. </text:span><text:span text:style-name="T20">Alors on détermine :</text:span></text:p>
      <text:p text:style-name="P27"/>
      <text:p text:style-name="P22">Pour la partie réseau (netid) : on effectue l’opération suivante :</text:p>
      <text:p text:style-name="P14"><text:span text:style-name="T13"><text:tab/>net-id ← adresse IP </text:span><text:span text:style-name="T26">ET (bit à bit)</text:span><text:span text:style-name="T13"> Masque</text:span></text:p>
      <text:p text:style-name="P14"><text:span text:style-name="T13">Exemple : 192.168.52.0 ← 192.168.52.85 <text:s/></text:span><text:span text:style-name="T36">&amp; <text:s/></text:span><text:span text:style-name="T37">255.255.255.0</text:span></text:p>
      <text:p text:style-name="P10"/>
      <text:p text:style-name="P22">Pour la partie hôte (hostid) : on effectue l’opération suivante :</text:p>
      <text:p text:style-name="P22"><text:tab/>host-id ← adresse IP <text:span text:style-name="T3">ET (bit à bit) </text:span><text:span text:style-name="T7">~Masque</text:span></text:p>
      <text:p text:style-name="P22"><text:span text:style-name="T7">Exemple : 0.0.0.85 ← 192.168.52.85 </text:span><text:span text:style-name="T3">&amp;</text:span><text:span text:style-name="T7"> 0.0.0.255</text:span></text:p>
      <text:p text:style-name="P10"/>
      <text:p text:style-name="P15"><text:span text:style-name="T3">Remarque </text:span>: </text:p>
      <text:p text:style-name="P15">De <text:span text:style-name="T13">ce fait on distingue deux adresses particulières parmi tout ceux possible, qui ne doivent jamais être attribué à des machines :</text:span></text:p>
      <text:p text:style-name="P29"/>
      <text:p text:style-name="P15"><text:span text:style-name="T13"><text:tab/> les bits Host-ID sont à «</text:span><text:span text:style-name="T26"> 0 </text:span><text:span text:style-name="T13">» : </text:span><text:span text:style-name="T26">adresse attribue qu’à un réseau.</text:span></text:p>
      <text:p text:style-name="P39">Exemple : 192.168.10.0 / 255.255.255.0<text:tab/>=<text:tab/>192.168.10.00000000</text:p>
      <text:p text:style-name="P39"/>
      <text:p text:style-name="P15"><text:span text:style-name="T29"><text:tab/>les bits Host-ID sont à « </text:span><text:span text:style-name="T26">1</text:span><text:span text:style-name="T29">» : c’est un adresse de </text:span><text:span text:style-name="T26"><text:s/>diffusion (broadcast),</text:span></text:p>
      <text:p text:style-name="P40">Exemple : 172.27.255.255 / 255.255.0.0<text:tab/>=<text:tab/>172.27.1111111.11111111</text:p>
      <text:p text:style-name="P40"/>
      <text:p text:style-name="P40">Donc nous pouvons en déduire que parmi tout les adresses assignable, ces derniers sont des adresses interdites.</text:p>
      <text:p text:style-name="P10"/>
      <text:p text:style-name="P10"/>
      <text:p text:style-name="P10">2.2.3 <text:span text:style-name="T38">Notation CIDR</text:span></text:p>
      <text:p text:style-name="P10"/>
      <text:p text:style-name="P19"><text:tab/><text:span text:style-name="T39">Dans un premier temps nous avons vu que pour connaître l’adresse d’un réseau il faut forcement passé par le masque, une seconde forme existe et est connue sous le nom de notation CIDR (classless inter-domain routing) RFC 1519 ou l’adressage sans classe, ce qui veut dire qu’ici on ne tient plus compte de l’adressage par classe; Donc aucun masque n’est fixé par rapport à une classe. Elle s’écrit avec le numéro du réseau suivi d’un slash et le nombre de bits à 1 (en partant de </text:span><text:soft-page-break/><text:span text:style-name="T39">la gauche) en binaire du masque sous-réseau. De nos jours cette notation est la plus utiliser car les différentes classes utiliser sont devenues <text:s/>obsolètes.</text:span></text:p>
      <text:p text:style-name="P32"/>
      <text:p text:style-name="P30">Exemple : 186.<text:span text:style-name="T40">52</text:span>.0.0/16</text:p>
      <text:p text:style-name="P19"/>
      <text:p text:style-name="P31">Remarque : <text:span text:style-name="T41">cette notation CIDR ne permet pas la construction des masques réseau à trous, alors que c’était possible dans la construction de base de IPV4 mais rarement utilisés car fastidieux la gestion.</text:span></text:p>
      <text:p text:style-name="P33">IPV6 intègre dés sa conception l’écriture et l’agrégation maximale des routes introduites par CIDR. </text:p>
      <text:p text:style-name="P31"/>
      <text:p text:style-name="P31"/>
      <text:p text:style-name="P30">2.<text:span text:style-name="T42">3</text:span> Adresses non utilisées</text:p>
      <text:p text:style-name="P30"/>
      <text:p text:style-name="P34">il existe des adresses non utilisable comme adresse IP pour une machine :</text:p>
      <text:p text:style-name="P34"/>
      <text:list xml:id="list6388633511450750969" text:style-name="L1">
        <text:list-item>
          <text:p text:style-name="P45"><text:span text:style-name="T21">les adresses réseaux : qui correspond aux adresses qui ont tous les bits de leur partie hostid à zéro(0)</text:span></text:p>
        </text:list-item>
      </text:list>
      <text:p text:style-name="P35"/>
      <text:list xml:id="list200847021538818" text:continue-numbering="true" text:style-name="L1">
        <text:list-item>
          <text:p text:style-name="P45"><text:span text:style-name="T21">les adresses de diffusion (broadcast) : qui correspond aux adresses qui ont tous les bits de leur partie hostid à un(1)</text:span></text:p>
        </text:list-item>
      </text:list>
      <text:p text:style-name="P35"/>
      <text:list xml:id="list200847686099812" text:continue-numbering="true" text:style-name="L1">
        <text:list-item>
          <text:p text:style-name="P46"><text:span text:style-name="T22">0.0.0.0 : utilise par différentes services (table de routage, DHCP) et possède souvent une signification particulières. </text:span></text:p>
        </text:list-item>
      </text:list>
      <text:p text:style-name="P36"/>
      <text:list xml:id="list200846855368451" text:continue-numbering="true" text:style-name="L1">
        <text:list-item>
          <text:p text:style-name="P46"><text:span text:style-name="T22">127.X.X.X : désigne l’ordinateur lui-même </text:span><text:span text:style-name="T23">ou dite adresse de bouclage (lookback), 127.0.0.1 pour le localhost</text:span></text:p>
        </text:list-item>
      </text:list>
      <text:p text:style-name="P36"/>
      <text:list xml:id="list200846715128584" text:continue-numbering="true" text:style-name="L1">
        <text:list-item>
          <text:p text:style-name="P47"><text:span text:style-name="T23">&gt; à 223.255.255.255 : pour le multicast et la recherche.</text:span></text:p>
        </text:list-item>
      </text:list>
      <text:p text:style-name="P48"><text:span text:style-name="T23"/></text:p>
      <text:p text:style-name="P53"><text:span text:style-name="T13">2.4 Type de réseau</text:span></text:p>
      <text:p text:style-name="P50"><text:span text:style-name="T13"/></text:p>
      <text:p text:style-name="P50"><text:span text:style-name="T13"><text:tab/></text:span></text:p>
      <text:p text:style-name="P50"><text:span text:style-name="T13"/></text:p>
      <text:p text:style-name="P50"><text:span text:style-name="T13">2.</text:span><text:span text:style-name="T25">5</text:span><text:span text:style-name="T13"> </text:span><text:span text:style-name="T24">Les classes d’adresses</text:span></text:p>
      <text:p text:style-name="P50"><text:span text:style-name="T24"/></text:p>
      <text:p text:style-name="P50"><text:span text:style-name="T13"><text:tab/></text:span></text:p>
      <text:p text:style-name="P50"><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21:54:03.476663555</meta:creation-date>
    <meta:editing-duration>PT12H19M3S</meta:editing-duration>
    <meta:editing-cycles>10</meta:editing-cycles>
    <meta:generator>LibreOffice/5.1.4.2$Linux_X86_64 LibreOffice_project/10m0$Build-2</meta:generator>
    <dc:date>2016-10-09T20:08:37.336813664</dc:date>
    <meta:document-statistic meta:table-count="2" meta:image-count="0" meta:object-count="0" meta:page-count="4" meta:paragraph-count="78" meta:word-count="886" meta:character-count="5435" meta:non-whitespace-character-count="4587"/>
  </office:meta>
</office:document-meta>
</file>